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tracked-changes text:track-changes="false">
        <text:changed-region text:id="ct165165064">
          <text:insertion>
            <office:change-info>
              <dc:creator>Gaëtan Delannay</dc:creator>
              <dc:date>2010-10-25T07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file tests a new way to insert POD expressions with fields.</text:p>
      <text:p text:style-name="Standard"/>
      <text:p text:style-name="Standard">Here is the <text:change-start text:change-id="ct165165064"/>old<text:change-end text:change-id="ct165165064"/> way, here is the <text:conditional-text text:condition="ooow:True" text:string-value-if-true="new" text:string-value-if-false="">new</text:conditional-text> way, the <text:conditional-text text:condition="ooow:True" text:string-value-if-true="new" text:string-value-if-false="">new</text:conditional-text> w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ëtan Delannay</meta:initial-creator>
    <meta:creation-date>2010-10-25T07:42:08</meta:creation-date>
    <dc:date>2010-10-25T08:20:13</dc:date>
    <dc:creator>Gaëtan Delannay</dc:creator>
    <meta:editing-duration>PT00H38M07S</meta:editing-duration>
    <meta:editing-cycles>5</meta:editing-cycles>
    <meta:generator>OpenOffice.org/3.0$Linux OpenOffice.org_project/300m15$Build-9379</meta:generator>
    <meta:document-statistic meta:table-count="0" meta:image-count="0" meta:object-count="0" meta:page-count="1" meta:paragraph-count="2" meta:word-count="25" meta:character-count="118"/>
  </office:meta>
</office:document-meta>
</file>